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d2ea2" officeooo:paragraph-rsid="000d2ea2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officeooo:rsid="000d45eb" officeooo:paragraph-rsid="000d45eb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20pt" fo:font-weight="bold" officeooo:rsid="0010611c" officeooo:paragraph-rsid="0010611c" style:font-size-asian="20pt" style:font-weight-asian="bold" style:font-size-complex="20pt" style:font-weight-complex="bold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background-color="#ff0000"/>
    </style:style>
    <style:style style:name="P6" style:family="paragraph" style:parent-style-name="Heading_20_1">
      <style:text-properties fo:font-size="20pt" style:font-size-asian="20pt" style:font-size-complex="20pt"/>
    </style:style>
    <style:style style:name="P7" style:family="paragraph" style:parent-style-name="Standard">
      <style:text-properties officeooo:rsid="001ca2b9" officeooo:paragraph-rsid="001da60c"/>
    </style:style>
    <style:style style:name="P8" style:family="paragraph" style:parent-style-name="Standard">
      <style:text-properties officeooo:rsid="001da60c" officeooo:paragraph-rsid="001da60c"/>
    </style:style>
    <style:style style:name="T1" style:family="text">
      <style:text-properties officeooo:rsid="000e2ecf"/>
    </style:style>
    <style:style style:name="T2" style:family="text">
      <style:text-properties officeooo:rsid="00170a05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83c56" fo:background-color="#ff0000" loext:char-shading-value="0"/>
    </style:style>
    <style:style style:name="T5" style:family="text">
      <style:text-properties officeooo:rsid="001a4db9"/>
    </style:style>
    <style:style style:name="T6" style:family="text">
      <style:text-properties officeooo:rsid="001b672f"/>
    </style:style>
    <style:style style:name="T7" style:family="text">
      <style:text-properties officeooo:rsid="001bb593"/>
    </style:style>
    <style:style style:name="T8" style:family="text">
      <style:text-properties officeooo:rsid="0010611c"/>
    </style:style>
    <style:style style:name="T9" style:family="text">
      <style:text-properties officeooo:rsid="0010dddb"/>
    </style:style>
    <style:style style:name="T10" style:family="text">
      <style:text-properties officeooo:rsid="001301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ligatorio Notas</text:p>
      <text:p text:style-name="P1"/>
      <text:p text:style-name="Standard">-No preocuparse por donde (lugar) dentro de un sector, solo preocuparse sí hay suficiente lugar todavía o no. No meterse con el numero de la butaca en particular.</text:p>
      <text:p text:style-name="Standard"/>
      <text:p text:style-name="Standard">-No meterse con que cada entrada tenga un cliente registrado</text:p>
      <text:p text:style-name="Standard"/>
      <text:p text:style-name="Standard">-<text:span text:style-name="T1">Las invitaciones tienen un nombre para registrar quién es el dueño de la entrada</text:span></text:p>
      <text:p text:style-name="P2"/>
      <text:p text:style-name="P2"/>
      <text:p text:style-name="P3">Preguntas</text:p>
      <text:p text:style-name="P3"/>
      <text:p text:style-name="P4">-Espectaculo precio, ¿es una formula (suma de precio de sectores)?</text:p>
      <text:p text:style-name="P4">-<text:span text:style-name="T2">Espectaculo fecha (¿solo una o de comienzo y de fin?)</text:span></text:p>
      <text:p text:style-name="Standard"><text:span text:style-name="T3">- el país de origen del espectáculo, el país donde se realizará la obra, </text:span><text:span text:style-name="T4">¿que es?</text:span></text:p>
      <text:p text:style-name="P5">-<text:span text:style-name="T5">¿La capacidad del espectaculo va a ser la capacidad del lugar donde se realice? (puede suceder que por exigencias de aforo se habiliten ciertos sectores </text:span></text:p>
      <text:p text:style-name="P5">para un espectáculo y otros no).</text:p>
      <text:p text:style-name="P5">-<text:span text:style-name="T6">El sector dentro de espectaculo, ¿con representarlo con un nivel ya nos basta para modelarlo? ¿y </text:span><text:span text:style-name="T7">la entrada con el sector solo con referenciarlo basta?</text:span></text:p>
      <text:p text:style-name="Standard"/>
      <text:h text:style-name="P6" text:outline-level="1">Notas</text:h>
      <text:p text:style-name="Standard"/>
      <text:p text:style-name="Standard">la venta de asientos - en cantidad e importe <text:span text:style-name="T8">¿son siempre iguales para todos los asientos de un sector dado? – </text:span><text:span text:style-name="T9">Precio por espectáculo y por sector</text:span></text:p>
      <text:p text:style-name="Standard">Sector subconjunto de espectáculo, <text:span text:style-name="T10">es innecesario que tenga un atributo el sector para indicar sí está habilitado o no.</text:span></text:p>
      <text:p text:style-name="Standard">Invitaciones y Entradas cosas distinta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Sector(Id, Nombre, Precio, CantidadAsientos, CapacidadActual), </text:p>
      <text:p text:style-name="P8">Entrada(EntradaId, SectorId FK, FechaCompra, PaisId FK, PaisNombre FK , SectorPrecio FK), Espectaculo(Id, Nombre, Fecha, LugarNombre FK, LugarCapacidad FK), Nivel 1 Sector: SectorId</text:p>
      <text:p text:style-name="P8"/>
      <text:p text:style-name="P8">Debo hacer el cálculo del sector (cuantos asientos libres, cuantos ocupados) mediante una fórmula de genexus, ¿qué debería agregar en mi diseño para que quede correcto?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normal" officeooo:rsid="000d45eb" style:font-size-asian="14pt" style:font-weight-asian="normal" style:font-size-complex="14pt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7T17:40:16.168979800</meta:creation-date>
    <dc:date>2025-08-02T11:28:08.747855000</dc:date>
    <meta:editing-duration>PT1H58M27S</meta:editing-duration>
    <meta:editing-cycles>17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8" meta:word-count="251" meta:character-count="1589" meta:non-whitespace-character-count="1353"/>
  </office:meta>
</office:document-meta>
</file>